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TAÑES HUAYLLAS, MOISE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058023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398849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ONTAÑES HUAYLLAS, MOISE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05802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UÑOZ CHURATA, DANI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3970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1</text:p>
          </table:table-cell>
          <table:table-cell table:style-name="Tableau1.D2" office:value-type="string">
            <text:p text:style-name="P12">79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9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0:42:3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